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9811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c2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ef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7" draw:layer="" svg:width="44.59833040000pt" svg:height="99.99999200000pt" svg:x="89.19666400000pt" svg:y="0.00000000000pt"/>
          <draw:rect draw:style-name="gr3" draw:id="shape3" draw:name="rect558" draw:layer="" svg:width="44.32132560000pt" svg:height="99.99999200000pt"/>
          <draw:rect draw:style-name="gr4" draw:id="shape4" draw:name="rect559" draw:layer="" svg:width="45.15234720000pt" svg:height="99.99999200000pt" svg:x="44.32131920000pt" svg:y="0.00000000000pt"/>
          <draw:path draw:style-name="gr5" draw:id="shape5" draw:name="path556" draw:layer="" svg:width="23.56675070976pt" svg:height="22.32743796424pt" svg:x="54.41621200000pt" svg:y="39.91461840000pt" svg:viewBox="0 0 24 22" svg:d="M18.8303 22.0891L16.0231 13.7537L23.5668 8.3951L14.386 8.3951L11.5787 0L9.23983 8.33579L0 8.63312L7.60265 13.7537M18.8886 22.3274L11.8716 17.0286L11.9297 16.9689L4.91232 22.2085L7.42673 13.6347" koffice:nodeTypes="c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0:47</dc:date>
    <meta:creation-date>2011-05-22T06:10:32</meta:creation-date>
    <dc:creator>Yue Liu</dc:creator>
  </office:meta>
</office:document-meta>
</file>